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gods section is complete when<text:line-break/><text:line-break/>1. For each of the domains in <text:a xlink:type="simple" xlink:href="mailto:PF@E" text:style-name="Internet_20_link" text:visited-style-name="Visited_20_Internet_20_Link">PF</text:a>2e ruleset : falls under the domain or alternate domain of at least one god. (Try to keep god's to 8 or fewer domains, if not possible)</text:p>
      <text:p text:style-name="Standard"/>
      <text:p text:style-name="Standard">2. Edicts, Anethema, areas of concern, cleric spells completed for each Deity.</text:p>
      <text:p text:style-name="Standard"/>
      <text:list xml:id="list4971523483685775104" text:style-name="L1">
        <text:list-item>
          <text:p text:style-name="P1">For cleric spells, draw a parallel from existing pf2e setting deities to path of exile dieties for spells granted.</text:p>
        </text:list-item>
        <text:list-item>
          <text:p text:style-name="P1">5-8 Sentences written about what or who the diety is.</text:p>
        </text:list-item>
      </text:list>
      <text:p text:style-name="Standard"/>
      <text:p text:style-name="Standard">Good to have but not required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2M25S</meta:editing-duration>
    <meta:editing-cycles>3</meta:editing-cycles>
    <meta:generator>OpenOffice/4.1.7$Win32 OpenOffice.org_project/417m1$Build-9800</meta:generator>
    <dc:date>2022-05-28T08:19:53.16</dc:date>
    <meta:document-statistic meta:table-count="0" meta:image-count="0" meta:object-count="0" meta:page-count="1" meta:paragraph-count="5" meta:word-count="89" meta:character-count="480"/>
    <meta:user-defined meta:name="Info 1"/>
    <meta:user-defined meta:name="Info 2"/>
    <meta:user-defined meta:name="Info 3"/>
    <meta:user-defined meta:name="Info 4"/>
  </office:meta>
</office:document-meta>
</file>